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2cm" fo:min-width="2.1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093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cccccc"/>
      <style:paragraph-properties fo:text-align="center"/>
      <style:text-properties style:font-name="Source Code Pro" fo:font-size="16pt"/>
    </style:style>
    <style:style style:name="P3" style:family="paragraph">
      <style:text-properties style:font-name="Source Code Pro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27cm" svg:x="6.823cm" svg:y="1.71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667cm" svg:height="1.27cm" svg:x="11.341cm" svg:y="4.837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67cm" svg:height="1.27cm" svg:x="6.818cm" svg:y="9.917cm">
          <text:p text:style-name="P1"><text:span text:style-name="T1">Finis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67cm" svg:height="1.27cm" svg:x="11.341cm" svg:y="7.731cm">
          <text:p text:style-name="P1"><text:span text:style-name="T1">Pas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21cm" svg:height="1.495cm" svg:x="12.811cm" svg:y="2.553cm">
          <draw:text-box>
            <text:p text:style-name="P3"><text:span text:style-name="T2">Data</text:span></text:p>
            <text:p text:style-name="P3"><text:span text:style-name="T2">available</text:span></text:p>
          </draw:text-box>
        </draw:frame>
        <draw:custom-shape draw:style-name="gr2" draw:text-style-name="P2" xml:id="id2" draw:id="id2" draw:layer="layout" svg:width="2.667cm" svg:height="1.27cm" svg:x="6.818cm" svg:y="4.837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67cm" svg:height="1.27cm" svg:x="2.716cm" svg:y="4.837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156cm" svg:y1="2.986cm" svg:x2="8.151cm" svg:y2="4.837cm" draw:start-shape="id1" draw:start-glue-point="2" draw:end-shape="id2" draw:end-glue-point="0" svg:d="M8156 2986v926h-5v925" svg:viewBox="0 0 6 1852">
          <text:p/>
        </draw:connector>
        <draw:connector draw:style-name="gr4" draw:text-style-name="P5" draw:layer="layout" svg:x1="6.823cm" svg:y1="2.351cm" svg:x2="4.049cm" svg:y2="4.837cm" draw:start-shape="id1" draw:start-glue-point="3" draw:end-shape="id3" draw:end-glue-point="0" svg:d="M6823 2351h-2774v2486" svg:viewBox="0 0 2775 2487">
          <text:p/>
        </draw:connector>
        <draw:connector draw:style-name="gr4" draw:text-style-name="P5" draw:layer="layout" svg:x1="9.49cm" svg:y1="2.351cm" svg:x2="12.674cm" svg:y2="4.837cm" draw:start-shape="id1" draw:start-glue-point="1" draw:end-shape="id4" draw:end-glue-point="0" svg:d="M9490 2351h3184v2486" svg:viewBox="0 0 3185 2487">
          <text:p/>
        </draw:connector>
        <draw:connector draw:style-name="gr4" draw:text-style-name="P5" draw:layer="layout" svg:x1="12.674cm" svg:y1="6.107cm" svg:x2="12.674cm" svg:y2="7.731cm" draw:start-shape="id4" draw:start-glue-point="2" draw:end-shape="id5" draw:end-glue-point="0" svg:d="M12674 6107v1624" svg:viewBox="0 0 1 1625">
          <text:p/>
        </draw:connector>
        <draw:connector draw:style-name="gr4" draw:text-style-name="P5" draw:layer="layout" svg:x1="12.674cm" svg:y1="9.001cm" svg:x2="9.485cm" svg:y2="10.552cm" draw:start-shape="id5" draw:start-glue-point="2" draw:end-shape="id6" draw:end-glue-point="1" svg:d="M12674 9001v1551h-3189" svg:viewBox="0 0 3190 1552">
          <text:p/>
        </draw:connector>
        <draw:connector draw:style-name="gr4" draw:text-style-name="P5" draw:layer="layout" svg:x1="8.151cm" svg:y1="6.107cm" svg:x2="8.151cm" svg:y2="9.917cm" draw:start-shape="id2" draw:start-glue-point="2" draw:end-shape="id6" draw:end-glue-point="0" svg:d="M8151 6107v3810" svg:viewBox="0 0 1 3811">
          <text:p/>
        </draw:connector>
        <draw:connector draw:style-name="gr4" draw:text-style-name="P5" draw:layer="layout" draw:line-skew="-4.664cm" svg:x1="6.818cm" svg:y1="10.552cm" svg:x2="8.156cm" svg:y2="1.716cm" draw:start-shape="id6" draw:start-glue-point="3" draw:end-shape="id1" draw:end-glue-point="0" svg:d="M6818 10552h-5183v-9354h6521v518" svg:viewBox="0 0 6522 9355">
          <text:p/>
        </draw:connector>
        <draw:frame draw:style-name="gr3" draw:text-style-name="P4" draw:layer="layout" svg:width="3.221cm" svg:height="1.495cm" svg:x="12.811cm" svg:y="6.109cm">
          <draw:text-box>
            <text:p text:style-name="P3"><text:span text:style-name="T2">Header</text:span></text:p>
            <text:p text:style-name="P3"><text:span text:style-name="T2">parsed</text:span></text:p>
          </draw:text-box>
        </draw:frame>
        <draw:frame draw:style-name="gr3" draw:text-style-name="P4" draw:layer="layout" svg:width="3.221cm" svg:height="1.343cm" svg:x="9.509cm" svg:y="9.255cm">
          <draw:text-box>
            <text:p text:style-name="P3"><text:span text:style-name="T2">Last byte</text:span></text:p>
          </draw:text-box>
        </draw:frame>
        <draw:frame draw:style-name="gr3" draw:text-style-name="P4" draw:layer="layout" svg:width="3.221cm" svg:height="1.343cm" svg:x="4.937cm" svg:y="7.096cm">
          <draw:text-box>
            <text:p text:style-name="P3"><text:span text:style-name="T2">Last byte</text:span></text:p>
          </draw:text-box>
        </draw:frame>
        <draw:line draw:style-name="gr4" draw:text-style-name="P5" draw:layer="layout" svg:x1="2.651cm" svg:y1="5.572cm" svg:x2="1.635cm" svg:y2="5.572cm">
          <text:p/>
        </draw:line>
        <draw:frame draw:style-name="gr3" draw:text-style-name="P4" draw:layer="layout" svg:width="3.221cm" svg:height="1.495cm" svg:x="4.048cm" svg:y="2.807cm">
          <draw:text-box>
            <text:p text:style-name="P3"><text:span text:style-name="T2">Interface</text:span></text:p>
            <text:p text:style-name="P3"><text:span text:style-name="T2">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7-24T10:38:35.566277714</dc:date>
    <meta:editing-duration>PT47M16S</meta:editing-duration>
    <meta:editing-cycles>3</meta:editing-cycles>
    <meta:generator>LibreOffice/6.2.4.2.0$Linux_X86_64 LibreOffice_project/20$Build-2</meta:generator>
    <meta:document-statistic meta:object-count="19"/>
  </office:meta>
</office:document-meta>
</file>